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Function.execute( SampleResult previousResult , Sampler currentSamp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imeFunction.Tim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Function.setParameters( Collection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